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ComponentHelper.addComponentFactory( ProjectComponentFactory 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ComponentHelper.createProjectComponent( UnknownElement ue , Project project , String ns , String task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jectComponentHelper.getProjectComponen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